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PBL" style:family="table-column">
      <style:table-column-properties fo:break-before="auto" style:column-width="0.6666666666666666in"/>
    </style:style>
    <style:style style:name="_row-PBL" style:family="table-row">
      <style:table-row-properties style:row-height="0.17708333333333331in" fo:break-before="auto"/>
    </style:style>
    <style:style style:name="1col-PBL" style:family="table-column">
      <style:table-column-properties fo:break-before="auto" style:column-width="0.7083333333333333in"/>
    </style:style>
    <style:style style:name="2col-PBL" style:family="table-column">
      <style:table-column-properties fo:break-before="auto" style:column-width="1.4166666666666665in"/>
    </style:style>
    <style:style style:name="3col-PBL" style:family="table-column">
      <style:table-column-properties fo:break-before="auto" style:column-width="4.479166666666666in"/>
    </style:style>
    <style:style style:name="4col-PBL" style:family="table-column">
      <style:table-column-properties fo:break-before="auto" style:column-width="1.2604166666666665in"/>
    </style:style>
    <style:style style:name="5col-PBL" style:family="table-column">
      <style:table-column-properties fo:break-before="auto" style:column-width="1.1875in"/>
    </style:style>
    <style:style style:name="6col-PBL" style:family="table-column">
      <style:table-column-properties fo:break-before="auto" style:column-width="1.1041666666666665in"/>
    </style:style>
    <style:style style:name="7col-PBL" style:family="table-column">
      <style:table-column-properties fo:break-before="auto" style:column-width="0.8645833333333333in"/>
    </style:style>
    <style:style style:name="6row-PBL" style:family="table-row">
      <style:table-row-properties style:row-height="0.84375in" fo:break-before="auto"/>
    </style:style>
    <style:style style:name="1,1cel-PBL" style:family="table-cell" style:parent-style-name="Default">
      <style:table-cell-properties fo:wrap-option="no-wrap"/>
      <style:text-properties fo:color="#000000" fo:font-weight="400"/>
    </style:style>
    <style:style style:name="1,2cel-PBL" style:family="table-cell" style:parent-style-name="Default">
      <style:table-cell-properties fo:wrap-option="no-wrap"/>
      <style:text-properties fo:color="#000000" fo:font-weight="700"/>
    </style:style>
    <style:style style:name="2,1cel-PBL" style:family="table-cell" style:parent-style-name="Default">
      <style:table-cell-properties fo:wrap-option="no-wrap" fo:border-bottom="0.0008in solid #000000" fo:border-left="none" fo:border-right="none" fo:border-top="none"/>
      <style:paragraph-properties fo:text-align="center"/>
      <style:text-properties fo:color="#000000" fo:font-weight="400"/>
    </style:style>
    <style:style style:name="2,2cel-PBL" style:family="table-cell" style:parent-style-name="Default">
      <style:table-cell-properties fo:wrap-option="no-wrap" fo:border-bottom="0.0008in solid #000000" fo:border-left="none" fo:border-right="none" fo:border-top="none"/>
      <style:text-properties fo:color="#000000" fo:font-weight="400"/>
    </style:style>
    <style:style style:name="3,1cel-PBL" style:family="table-cell" style:parent-style-name="Default">
      <style:table-cell-properties fo:wrap-option="no-wrap" fo:border-bottom="none" fo:border-left="0.0008in solid #000000" fo:border-right="none" fo:border-top="0.0008in solid #000000" fo:background-color="#c0c0c0"/>
      <style:paragraph-properties fo:text-align="center"/>
      <style:text-properties fo:color="#000000" fo:font-weight="700"/>
    </style:style>
    <style:style style:name="3,2cel-PBL" style:family="table-cell" style:parent-style-name="Default">
      <style:table-cell-properties fo:wrap-option="no-wrap" fo:border-bottom="none" fo:border-left="none" fo:border-right="none" fo:border-top="0.0008in solid #000000" fo:background-color="#c0c0c0"/>
      <style:paragraph-properties fo:text-align="center"/>
      <style:text-properties fo:color="#000000" fo:font-weight="400"/>
    </style:style>
    <style:style style:name="3,10cel-PBL" style:family="table-cell" style:parent-style-name="Default">
      <style:table-cell-properties fo:wrap-option="no-wrap" fo:border-bottom="none" fo:border-left="none" fo:border-right="0.0008in solid #000000" fo:border-top="0.0008in solid #000000" fo:background-color="#c0c0c0"/>
      <style:paragraph-properties fo:text-align="center"/>
      <style:text-properties fo:color="#000000" fo:font-weight="400"/>
    </style:style>
    <style:style style:name="3,11cel-PBL" style:family="table-cell" style:parent-style-name="Default">
      <style:table-cell-properties fo:wrap-option="no-wrap" fo:border-bottom="none" fo:border-left="0.0008in solid #000000" fo:border-right="none" fo:border-top="none"/>
      <style:text-properties fo:color="#000000" fo:font-weight="400"/>
    </style:style>
    <style:style style:name="4,1cel-PBL" style:family="table-cell" style:parent-style-name="Default">
      <style:table-cell-properties fo:wrap-option="no-wrap" fo:border-bottom="none" fo:border-left="0.0008in solid #000000" fo:border-right="none" fo:border-top="none" fo:background-color="#c0c0c0"/>
      <style:paragraph-properties fo:text-align="center"/>
      <style:text-properties fo:color="#000000" fo:font-weight="400"/>
    </style:style>
    <style:style style:name="4,2cel-PBL" style:family="table-cell" style:parent-style-name="Default">
      <style:table-cell-properties fo:wrap-option="no-wrap" fo:background-color="#c0c0c0"/>
      <style:paragraph-properties fo:text-align="center"/>
      <style:text-properties fo:color="#000000" fo:font-weight="400"/>
    </style:style>
    <style:style style:name="4,10cel-PBL" style:family="table-cell" style:parent-style-name="Default">
      <style:table-cell-properties fo:wrap-option="no-wrap" fo:border-bottom="none" fo:border-left="none" fo:border-right="0.0008in solid #000000" fo:border-top="none" fo:background-color="#c0c0c0"/>
      <style:text-properties fo:color="#000000" fo:font-weight="400"/>
    </style:style>
    <style:style style:name="5,1cel-PBL" style:family="table-cell" style:parent-style-name="Default">
      <style:table-cell-properties fo:wrap-option="no-wrap" fo:border-bottom="0.0008in solid #000000" fo:border-left="0.0008in solid #000000" fo:border-right="none" fo:border-top="none" fo:background-color="#c0c0c0"/>
      <style:paragraph-properties fo:text-align="center"/>
      <style:text-properties fo:color="#000000" fo:font-weight="400"/>
    </style:style>
    <style:style style:name="5,2cel-PBL" style:family="table-cell" style:parent-style-name="Default">
      <style:table-cell-properties fo:wrap-option="no-wrap" fo:border-bottom="0.0008in solid #000000" fo:border-left="none" fo:border-right="none" fo:border-top="none" fo:background-color="#c0c0c0"/>
      <style:paragraph-properties fo:text-align="center"/>
      <style:text-properties fo:color="#000000" fo:font-weight="400"/>
    </style:style>
    <style:style style:name="5,10cel-PBL" style:family="table-cell" style:parent-style-name="Default">
      <style:table-cell-properties fo:wrap-option="no-wrap" fo:border-bottom="0.0008in solid #000000" fo:border-left="none" fo:border-right="0.0008in solid #000000" fo:border-top="none" fo:background-color="#c0c0c0"/>
      <style:paragraph-properties fo:text-align="center"/>
      <style:text-properties fo:color="#000000" fo:font-weight="400"/>
    </style:style>
    <style:style style:name="6,1cel-PBL" style:family="table-cell" style:parent-style-name="Default">
      <style:table-cell-properties fo:border-bottom="0.0008in solid #000000" fo:border-left="0.0008in solid #000000" fo:border-right="0.0008in solid #000000" fo:border-top="0.0008in solid #000000" fo:background-color="#ffffff"/>
      <style:paragraph-properties fo:text-align="center"/>
      <style:text-properties fo:color="#000000" fo:font-weight="400" fo:font-style="italic"/>
    </style:style>
    <style:style style:name="6,2cel-PBL" style:family="table-cell" style:parent-style-name="Default">
      <style:table-cell-properties fo:border-bottom="0.0008in solid #000000" fo:border-left="0.0008in solid #000000" fo:border-right="0.0008in solid #000000" fo:border-top="0.0008in solid #000000" fo:background-color="#ffffff"/>
      <style:text-properties fo:color="#000000" fo:font-weight="400" fo:font-style="italic"/>
    </style:style>
    <style:style style:name="6,11cel-PBL" style:family="table-cell" style:parent-style-name="Default">
      <style:table-cell-properties fo:border-bottom="none" fo:border-left="0.0008in solid #000000" fo:border-right="none" fo:border-top="none" fo:background-color="#ffffff"/>
      <style:text-properties fo:color="#000000" fo:font-weight="400" fo:font-style="italic"/>
    </style:style>
    <number:number-style style:name="N7,1cel-PBL" style:volatile="true">
      <number:number number:min-integer-digits="1" number:decimal-places="0"/>
    </number:number-style>
    <style:style style:name="7,1cel-PBL" style:family="table-cell" style:parent-style-name="Default" style:data-style-name="N7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style:style style:name="7,2cel-PBL" style:family="table-cell" style:parent-style-name="Default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 fo:font-style="italic"/>
    </style:style>
    <style:style style:name="7,3cel-PBL" style:family="table-cell" style:parent-style-name="Default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7,4cel-PBL" style:volatile="true">
      <number:number number:min-integer-digits="1" number:decimal-places="0"/>
    </number:number-style>
    <style:style style:name="7,4cel-PBL" style:family="table-cell" style:parent-style-name="Default" style:data-style-name="N7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7,6cel-PBL" style:volatile="true">
      <number:number number:min-integer-digits="1" number:decimal-places="0"/>
    </number:number-style>
    <style:style style:name="7,6cel-PBL" style:family="table-cell" style:parent-style-name="Default" style:data-style-name="N7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style:style style:name="7,11cel-PBL" style:family="table-cell" style:parent-style-name="Default">
      <style:table-cell-properties fo:wrap-option="no-wrap" fo:border-bottom="none" fo:border-left="0.0008in solid #000000" fo:border-right="none" fo:border-top="none" fo:background-color="#ff0000"/>
      <style:text-properties fo:color="#000000" fo:font-weight="400"/>
    </style:style>
    <number:number-style style:name="N8,1cel-PBL" style:volatile="true">
      <number:number number:min-integer-digits="1" number:decimal-places="0"/>
    </number:number-style>
    <style:style style:name="8,1cel-PBL" style:family="table-cell" style:parent-style-name="Default" style:data-style-name="N8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8,4cel-PBL" style:volatile="true">
      <number:number number:min-integer-digits="1" number:decimal-places="0"/>
    </number:number-style>
    <style:style style:name="8,4cel-PBL" style:family="table-cell" style:parent-style-name="Default" style:data-style-name="N8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8,6cel-PBL" style:volatile="true">
      <number:number number:min-integer-digits="1" number:decimal-places="0"/>
    </number:number-style>
    <style:style style:name="8,6cel-PBL" style:family="table-cell" style:parent-style-name="Default" style:data-style-name="N8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9,1cel-PBL" style:volatile="true">
      <number:number number:min-integer-digits="1" number:decimal-places="0"/>
    </number:number-style>
    <style:style style:name="9,1cel-PBL" style:family="table-cell" style:parent-style-name="Default" style:data-style-name="N9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9,4cel-PBL" style:volatile="true">
      <number:number number:min-integer-digits="1" number:decimal-places="0"/>
    </number:number-style>
    <style:style style:name="9,4cel-PBL" style:family="table-cell" style:parent-style-name="Default" style:data-style-name="N9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9,6cel-PBL" style:volatile="true">
      <number:number number:min-integer-digits="1" number:decimal-places="0"/>
    </number:number-style>
    <style:style style:name="9,6cel-PBL" style:family="table-cell" style:parent-style-name="Default" style:data-style-name="N9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0,1cel-PBL" style:volatile="true">
      <number:number number:min-integer-digits="1" number:decimal-places="0"/>
    </number:number-style>
    <style:style style:name="10,1cel-PBL" style:family="table-cell" style:parent-style-name="Default" style:data-style-name="N10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10,4cel-PBL" style:volatile="true">
      <number:number number:min-integer-digits="1" number:decimal-places="0"/>
    </number:number-style>
    <style:style style:name="10,4cel-PBL" style:family="table-cell" style:parent-style-name="Default" style:data-style-name="N10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0,6cel-PBL" style:volatile="true">
      <number:number number:min-integer-digits="1" number:decimal-places="0"/>
    </number:number-style>
    <style:style style:name="10,6cel-PBL" style:family="table-cell" style:parent-style-name="Default" style:data-style-name="N10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1,1cel-PBL" style:volatile="true">
      <number:number number:min-integer-digits="1" number:decimal-places="0"/>
    </number:number-style>
    <style:style style:name="11,1cel-PBL" style:family="table-cell" style:parent-style-name="Default" style:data-style-name="N11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11,4cel-PBL" style:volatile="true">
      <number:number number:min-integer-digits="1" number:decimal-places="0"/>
    </number:number-style>
    <style:style style:name="11,4cel-PBL" style:family="table-cell" style:parent-style-name="Default" style:data-style-name="N11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1,6cel-PBL" style:volatile="true">
      <number:number number:min-integer-digits="1" number:decimal-places="0"/>
    </number:number-style>
    <style:style style:name="11,6cel-PBL" style:family="table-cell" style:parent-style-name="Default" style:data-style-name="N11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2,1cel-PBL" style:volatile="true">
      <number:number number:min-integer-digits="1" number:decimal-places="0"/>
    </number:number-style>
    <style:style style:name="12,1cel-PBL" style:family="table-cell" style:parent-style-name="Default" style:data-style-name="N12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12,4cel-PBL" style:volatile="true">
      <number:number number:min-integer-digits="1" number:decimal-places="0"/>
    </number:number-style>
    <style:style style:name="12,4cel-PBL" style:family="table-cell" style:parent-style-name="Default" style:data-style-name="N12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2,6cel-PBL" style:volatile="true">
      <number:number number:min-integer-digits="1" number:decimal-places="0"/>
    </number:number-style>
    <style:style style:name="12,6cel-PBL" style:family="table-cell" style:parent-style-name="Default" style:data-style-name="N12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3,1cel-PBL" style:volatile="true">
      <number:number number:min-integer-digits="1" number:decimal-places="0"/>
    </number:number-style>
    <style:style style:name="13,1cel-PBL" style:family="table-cell" style:parent-style-name="Default" style:data-style-name="N13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13,4cel-PBL" style:volatile="true">
      <number:number number:min-integer-digits="1" number:decimal-places="0"/>
    </number:number-style>
    <style:style style:name="13,4cel-PBL" style:family="table-cell" style:parent-style-name="Default" style:data-style-name="N13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3,6cel-PBL" style:volatile="true">
      <number:number number:min-integer-digits="1" number:decimal-places="0"/>
    </number:number-style>
    <style:style style:name="13,6cel-PBL" style:family="table-cell" style:parent-style-name="Default" style:data-style-name="N13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4,1cel-PBL" style:volatile="true">
      <number:number number:min-integer-digits="1" number:decimal-places="0"/>
    </number:number-style>
    <style:style style:name="14,1cel-PBL" style:family="table-cell" style:parent-style-name="Default" style:data-style-name="N14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14,4cel-PBL" style:volatile="true">
      <number:number number:min-integer-digits="1" number:decimal-places="0"/>
    </number:number-style>
    <style:style style:name="14,4cel-PBL" style:family="table-cell" style:parent-style-name="Default" style:data-style-name="N14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4,6cel-PBL" style:volatile="true">
      <number:number number:min-integer-digits="1" number:decimal-places="0"/>
    </number:number-style>
    <style:style style:name="14,6cel-PBL" style:family="table-cell" style:parent-style-name="Default" style:data-style-name="N14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5,1cel-PBL" style:volatile="true">
      <number:number number:min-integer-digits="1" number:decimal-places="0"/>
    </number:number-style>
    <style:style style:name="15,1cel-PBL" style:family="table-cell" style:parent-style-name="Default" style:data-style-name="N15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15,4cel-PBL" style:volatile="true">
      <number:number number:min-integer-digits="1" number:decimal-places="0"/>
    </number:number-style>
    <style:style style:name="15,4cel-PBL" style:family="table-cell" style:parent-style-name="Default" style:data-style-name="N15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5,6cel-PBL" style:volatile="true">
      <number:number number:min-integer-digits="1" number:decimal-places="0"/>
    </number:number-style>
    <style:style style:name="15,6cel-PBL" style:family="table-cell" style:parent-style-name="Default" style:data-style-name="N15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6,1cel-PBL" style:volatile="true">
      <number:number number:min-integer-digits="1" number:decimal-places="0"/>
    </number:number-style>
    <style:style style:name="16,1cel-PBL" style:family="table-cell" style:parent-style-name="Default" style:data-style-name="N16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16,4cel-PBL" style:volatile="true">
      <number:number number:min-integer-digits="1" number:decimal-places="0"/>
    </number:number-style>
    <style:style style:name="16,4cel-PBL" style:family="table-cell" style:parent-style-name="Default" style:data-style-name="N16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6,6cel-PBL" style:volatile="true">
      <number:number number:min-integer-digits="1" number:decimal-places="0"/>
    </number:number-style>
    <style:style style:name="16,6cel-PBL" style:family="table-cell" style:parent-style-name="Default" style:data-style-name="N16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7,1cel-PBL" style:volatile="true">
      <number:number number:min-integer-digits="1" number:decimal-places="0"/>
    </number:number-style>
    <style:style style:name="17,1cel-PBL" style:family="table-cell" style:parent-style-name="Default" style:data-style-name="N17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17,4cel-PBL" style:volatile="true">
      <number:number number:min-integer-digits="1" number:decimal-places="0"/>
    </number:number-style>
    <style:style style:name="17,4cel-PBL" style:family="table-cell" style:parent-style-name="Default" style:data-style-name="N17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7,6cel-PBL" style:volatile="true">
      <number:number number:min-integer-digits="1" number:decimal-places="0"/>
    </number:number-style>
    <style:style style:name="17,6cel-PBL" style:family="table-cell" style:parent-style-name="Default" style:data-style-name="N17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8,1cel-PBL" style:volatile="true">
      <number:number number:min-integer-digits="1" number:decimal-places="0"/>
    </number:number-style>
    <style:style style:name="18,1cel-PBL" style:family="table-cell" style:parent-style-name="Default" style:data-style-name="N18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18,4cel-PBL" style:volatile="true">
      <number:number number:min-integer-digits="1" number:decimal-places="0"/>
    </number:number-style>
    <style:style style:name="18,4cel-PBL" style:family="table-cell" style:parent-style-name="Default" style:data-style-name="N18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8,6cel-PBL" style:volatile="true">
      <number:number number:min-integer-digits="1" number:decimal-places="0"/>
    </number:number-style>
    <style:style style:name="18,6cel-PBL" style:family="table-cell" style:parent-style-name="Default" style:data-style-name="N18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9,1cel-PBL" style:volatile="true">
      <number:number number:min-integer-digits="1" number:decimal-places="0"/>
    </number:number-style>
    <style:style style:name="19,1cel-PBL" style:family="table-cell" style:parent-style-name="Default" style:data-style-name="N19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19,4cel-PBL" style:volatile="true">
      <number:number number:min-integer-digits="1" number:decimal-places="0"/>
    </number:number-style>
    <style:style style:name="19,4cel-PBL" style:family="table-cell" style:parent-style-name="Default" style:data-style-name="N19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19,6cel-PBL" style:volatile="true">
      <number:number number:min-integer-digits="1" number:decimal-places="0"/>
    </number:number-style>
    <style:style style:name="19,6cel-PBL" style:family="table-cell" style:parent-style-name="Default" style:data-style-name="N19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0,1cel-PBL" style:volatile="true">
      <number:number number:min-integer-digits="1" number:decimal-places="0"/>
    </number:number-style>
    <style:style style:name="20,1cel-PBL" style:family="table-cell" style:parent-style-name="Default" style:data-style-name="N20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20,4cel-PBL" style:volatile="true">
      <number:number number:min-integer-digits="1" number:decimal-places="0"/>
    </number:number-style>
    <style:style style:name="20,4cel-PBL" style:family="table-cell" style:parent-style-name="Default" style:data-style-name="N20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0,6cel-PBL" style:volatile="true">
      <number:number number:min-integer-digits="1" number:decimal-places="0"/>
    </number:number-style>
    <style:style style:name="20,6cel-PBL" style:family="table-cell" style:parent-style-name="Default" style:data-style-name="N20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1,1cel-PBL" style:volatile="true">
      <number:number number:min-integer-digits="1" number:decimal-places="0"/>
    </number:number-style>
    <style:style style:name="21,1cel-PBL" style:family="table-cell" style:parent-style-name="Default" style:data-style-name="N21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21,4cel-PBL" style:volatile="true">
      <number:number number:min-integer-digits="1" number:decimal-places="0"/>
    </number:number-style>
    <style:style style:name="21,4cel-PBL" style:family="table-cell" style:parent-style-name="Default" style:data-style-name="N21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1,6cel-PBL" style:volatile="true">
      <number:number number:min-integer-digits="1" number:decimal-places="0"/>
    </number:number-style>
    <style:style style:name="21,6cel-PBL" style:family="table-cell" style:parent-style-name="Default" style:data-style-name="N21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2,1cel-PBL" style:volatile="true">
      <number:number number:min-integer-digits="1" number:decimal-places="0"/>
    </number:number-style>
    <style:style style:name="22,1cel-PBL" style:family="table-cell" style:parent-style-name="Default" style:data-style-name="N22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22,4cel-PBL" style:volatile="true">
      <number:number number:min-integer-digits="1" number:decimal-places="0"/>
    </number:number-style>
    <style:style style:name="22,4cel-PBL" style:family="table-cell" style:parent-style-name="Default" style:data-style-name="N22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2,6cel-PBL" style:volatile="true">
      <number:number number:min-integer-digits="1" number:decimal-places="0"/>
    </number:number-style>
    <style:style style:name="22,6cel-PBL" style:family="table-cell" style:parent-style-name="Default" style:data-style-name="N22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3,1cel-PBL" style:volatile="true">
      <number:number number:min-integer-digits="1" number:decimal-places="0"/>
    </number:number-style>
    <style:style style:name="23,1cel-PBL" style:family="table-cell" style:parent-style-name="Default" style:data-style-name="N23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23,4cel-PBL" style:volatile="true">
      <number:number number:min-integer-digits="1" number:decimal-places="0"/>
    </number:number-style>
    <style:style style:name="23,4cel-PBL" style:family="table-cell" style:parent-style-name="Default" style:data-style-name="N23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3,6cel-PBL" style:volatile="true">
      <number:number number:min-integer-digits="1" number:decimal-places="0"/>
    </number:number-style>
    <style:style style:name="23,6cel-PBL" style:family="table-cell" style:parent-style-name="Default" style:data-style-name="N23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4,1cel-PBL" style:volatile="true">
      <number:number number:min-integer-digits="1" number:decimal-places="0"/>
    </number:number-style>
    <style:style style:name="24,1cel-PBL" style:family="table-cell" style:parent-style-name="Default" style:data-style-name="N24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24,4cel-PBL" style:volatile="true">
      <number:number number:min-integer-digits="1" number:decimal-places="0"/>
    </number:number-style>
    <style:style style:name="24,4cel-PBL" style:family="table-cell" style:parent-style-name="Default" style:data-style-name="N24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4,6cel-PBL" style:volatile="true">
      <number:number number:min-integer-digits="1" number:decimal-places="0"/>
    </number:number-style>
    <style:style style:name="24,6cel-PBL" style:family="table-cell" style:parent-style-name="Default" style:data-style-name="N24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5,1cel-PBL" style:volatile="true">
      <number:number number:min-integer-digits="1" number:decimal-places="0"/>
    </number:number-style>
    <style:style style:name="25,1cel-PBL" style:family="table-cell" style:parent-style-name="Default" style:data-style-name="N25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25,4cel-PBL" style:volatile="true">
      <number:number number:min-integer-digits="1" number:decimal-places="0"/>
    </number:number-style>
    <style:style style:name="25,4cel-PBL" style:family="table-cell" style:parent-style-name="Default" style:data-style-name="N25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5,6cel-PBL" style:volatile="true">
      <number:number number:min-integer-digits="1" number:decimal-places="0"/>
    </number:number-style>
    <style:style style:name="25,6cel-PBL" style:family="table-cell" style:parent-style-name="Default" style:data-style-name="N25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6,1cel-PBL" style:volatile="true">
      <number:number number:min-integer-digits="1" number:decimal-places="0"/>
    </number:number-style>
    <style:style style:name="26,1cel-PBL" style:family="table-cell" style:parent-style-name="Default" style:data-style-name="N26,1cel-PBL">
      <style:table-cell-properties fo:wrap-option="no-wrap"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color="#000000" fo:font-weight="400"/>
    </style:style>
    <number:number-style style:name="N26,4cel-PBL" style:volatile="true">
      <number:number number:min-integer-digits="1" number:decimal-places="0"/>
    </number:number-style>
    <style:style style:name="26,4cel-PBL" style:family="table-cell" style:parent-style-name="Default" style:data-style-name="N26,4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6,6cel-PBL" style:volatile="true">
      <number:number number:min-integer-digits="1" number:decimal-places="0"/>
    </number:number-style>
    <style:style style:name="26,6cel-PBL" style:family="table-cell" style:parent-style-name="Default" style:data-style-name="N26,6cel-PBL">
      <style:table-cell-properties fo:wrap-option="no-wrap" fo:border-bottom="0.0008in solid #000000" fo:border-left="0.0008in solid #000000" fo:border-right="0.0008in solid #000000" fo:border-top="0.0008in solid #000000" fo:background-color="#ff0000"/>
      <style:text-properties fo:color="#000000" fo:font-weight="400"/>
    </style:style>
    <number:number-style style:name="N27,1cel-PBL" style:volatile="true">
      <number:number number:min-integer-digits="1" number:decimal-places="0"/>
    </number:number-style>
    <style:style style:name="27,1cel-PBL" style:family="table-cell" style:parent-style-name="Default" style:data-style-name="N27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style:style style:name="27,2cel-PBL" style:family="table-cell" style:parent-style-name="Default">
      <style:table-cell-properties fo:wrap-option="no-wrap" fo:border-bottom="0.0008in solid #000000" fo:border-left="0.0008in solid #000000" fo:border-right="0.0008in solid #000000" fo:border-top="0.0008in solid #000000"/>
      <style:text-properties fo:color="#000000" fo:font-weight="400"/>
    </style:style>
    <number:number-style style:name="N28,1cel-PBL" style:volatile="true">
      <number:number number:min-integer-digits="1" number:decimal-places="0"/>
    </number:number-style>
    <style:style style:name="28,1cel-PBL" style:family="table-cell" style:parent-style-name="Default" style:data-style-name="N28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29,1cel-PBL" style:volatile="true">
      <number:number number:min-integer-digits="1" number:decimal-places="0"/>
    </number:number-style>
    <style:style style:name="29,1cel-PBL" style:family="table-cell" style:parent-style-name="Default" style:data-style-name="N29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30,1cel-PBL" style:volatile="true">
      <number:number number:min-integer-digits="1" number:decimal-places="0"/>
    </number:number-style>
    <style:style style:name="30,1cel-PBL" style:family="table-cell" style:parent-style-name="Default" style:data-style-name="N30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31,1cel-PBL" style:volatile="true">
      <number:number number:min-integer-digits="1" number:decimal-places="0"/>
    </number:number-style>
    <style:style style:name="31,1cel-PBL" style:family="table-cell" style:parent-style-name="Default" style:data-style-name="N31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32,1cel-PBL" style:volatile="true">
      <number:number number:min-integer-digits="1" number:decimal-places="0"/>
    </number:number-style>
    <style:style style:name="32,1cel-PBL" style:family="table-cell" style:parent-style-name="Default" style:data-style-name="N32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33,1cel-PBL" style:volatile="true">
      <number:number number:min-integer-digits="1" number:decimal-places="0"/>
    </number:number-style>
    <style:style style:name="33,1cel-PBL" style:family="table-cell" style:parent-style-name="Default" style:data-style-name="N33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34,1cel-PBL" style:volatile="true">
      <number:number number:min-integer-digits="1" number:decimal-places="0"/>
    </number:number-style>
    <style:style style:name="34,1cel-PBL" style:family="table-cell" style:parent-style-name="Default" style:data-style-name="N34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35,1cel-PBL" style:volatile="true">
      <number:number number:min-integer-digits="1" number:decimal-places="0"/>
    </number:number-style>
    <style:style style:name="35,1cel-PBL" style:family="table-cell" style:parent-style-name="Default" style:data-style-name="N35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36,1cel-PBL" style:volatile="true">
      <number:number number:min-integer-digits="1" number:decimal-places="0"/>
    </number:number-style>
    <style:style style:name="36,1cel-PBL" style:family="table-cell" style:parent-style-name="Default" style:data-style-name="N36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37,1cel-PBL" style:volatile="true">
      <number:number number:min-integer-digits="1" number:decimal-places="0"/>
    </number:number-style>
    <style:style style:name="37,1cel-PBL" style:family="table-cell" style:parent-style-name="Default" style:data-style-name="N37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38,1cel-PBL" style:volatile="true">
      <number:number number:min-integer-digits="1" number:decimal-places="0"/>
    </number:number-style>
    <style:style style:name="38,1cel-PBL" style:family="table-cell" style:parent-style-name="Default" style:data-style-name="N38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39,1cel-PBL" style:volatile="true">
      <number:number number:min-integer-digits="1" number:decimal-places="0"/>
    </number:number-style>
    <style:style style:name="39,1cel-PBL" style:family="table-cell" style:parent-style-name="Default" style:data-style-name="N39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40,1cel-PBL" style:volatile="true">
      <number:number number:min-integer-digits="1" number:decimal-places="0"/>
    </number:number-style>
    <style:style style:name="40,1cel-PBL" style:family="table-cell" style:parent-style-name="Default" style:data-style-name="N40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41,1cel-PBL" style:volatile="true">
      <number:number number:min-integer-digits="1" number:decimal-places="0"/>
    </number:number-style>
    <style:style style:name="41,1cel-PBL" style:family="table-cell" style:parent-style-name="Default" style:data-style-name="N41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42,1cel-PBL" style:volatile="true">
      <number:number number:min-integer-digits="1" number:decimal-places="0"/>
    </number:number-style>
    <style:style style:name="42,1cel-PBL" style:family="table-cell" style:parent-style-name="Default" style:data-style-name="N42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43,1cel-PBL" style:volatile="true">
      <number:number number:min-integer-digits="1" number:decimal-places="0"/>
    </number:number-style>
    <style:style style:name="43,1cel-PBL" style:family="table-cell" style:parent-style-name="Default" style:data-style-name="N43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44,1cel-PBL" style:volatile="true">
      <number:number number:min-integer-digits="1" number:decimal-places="0"/>
    </number:number-style>
    <style:style style:name="44,1cel-PBL" style:family="table-cell" style:parent-style-name="Default" style:data-style-name="N44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45,1cel-PBL" style:volatile="true">
      <number:number number:min-integer-digits="1" number:decimal-places="0"/>
    </number:number-style>
    <style:style style:name="45,1cel-PBL" style:family="table-cell" style:parent-style-name="Default" style:data-style-name="N45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46,1cel-PBL" style:volatile="true">
      <number:number number:min-integer-digits="1" number:decimal-places="0"/>
    </number:number-style>
    <style:style style:name="46,1cel-PBL" style:family="table-cell" style:parent-style-name="Default" style:data-style-name="N46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47,1cel-PBL" style:volatile="true">
      <number:number number:min-integer-digits="1" number:decimal-places="0"/>
    </number:number-style>
    <style:style style:name="47,1cel-PBL" style:family="table-cell" style:parent-style-name="Default" style:data-style-name="N47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48,1cel-PBL" style:volatile="true">
      <number:number number:min-integer-digits="1" number:decimal-places="0"/>
    </number:number-style>
    <style:style style:name="48,1cel-PBL" style:family="table-cell" style:parent-style-name="Default" style:data-style-name="N48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49,1cel-PBL" style:volatile="true">
      <number:number number:min-integer-digits="1" number:decimal-places="0"/>
    </number:number-style>
    <style:style style:name="49,1cel-PBL" style:family="table-cell" style:parent-style-name="Default" style:data-style-name="N49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50,1cel-PBL" style:volatile="true">
      <number:number number:min-integer-digits="1" number:decimal-places="0"/>
    </number:number-style>
    <style:style style:name="50,1cel-PBL" style:family="table-cell" style:parent-style-name="Default" style:data-style-name="N50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51,1cel-PBL" style:volatile="true">
      <number:number number:min-integer-digits="1" number:decimal-places="0"/>
    </number:number-style>
    <style:style style:name="51,1cel-PBL" style:family="table-cell" style:parent-style-name="Default" style:data-style-name="N51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52,1cel-PBL" style:volatile="true">
      <number:number number:min-integer-digits="1" number:decimal-places="0"/>
    </number:number-style>
    <style:style style:name="52,1cel-PBL" style:family="table-cell" style:parent-style-name="Default" style:data-style-name="N52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53,1cel-PBL" style:volatile="true">
      <number:number number:min-integer-digits="1" number:decimal-places="0"/>
    </number:number-style>
    <style:style style:name="53,1cel-PBL" style:family="table-cell" style:parent-style-name="Default" style:data-style-name="N53,1cel-PBL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style:style style:name="54,1cel-PBL" style:family="table-cell" style:parent-style-name="Default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style:style style:name="74,1cel-PBL" style:family="table-cell" style:parent-style-name="Default">
      <style:table-cell-properties fo:wrap-option="no-wrap" fo:border-bottom="none" fo:border-left="none" fo:border-right="none" fo:border-top="0.0008in solid #000000"/>
      <style:paragraph-properties fo:text-align="center"/>
      <style:text-properties fo:color="#000000" fo:font-weight="400"/>
    </style:style>
    <style:style style:name="74,2cel-PBL" style:family="table-cell" style:parent-style-name="Default">
      <style:table-cell-properties fo:wrap-option="no-wrap" fo:border-bottom="none" fo:border-left="none" fo:border-right="none" fo:border-top="0.0008in solid #000000"/>
      <style:text-properties fo:color="#000000" fo:font-weight="400"/>
    </style:style>
    <style:style style:name="_col-Sprint1" style:family="table-column">
      <style:table-column-properties fo:break-before="auto" style:column-width="0.6666666666666666in"/>
    </style:style>
    <style:style style:name="_row-Sprint1" style:family="table-row">
      <style:table-row-properties style:row-height="0.17708333333333331in" fo:break-before="auto"/>
    </style:style>
    <style:style style:name="3col-Sprint1" style:family="table-column">
      <style:table-column-properties fo:break-before="auto" style:column-width="2.927083333333333in"/>
    </style:style>
    <style:style style:name="4col-Sprint1" style:family="table-column">
      <style:table-column-properties fo:break-before="auto" style:column-width="0.7916666666666666in"/>
    </style:style>
    <style:style style:name="8col-Sprint1" style:family="table-column">
      <style:table-column-properties fo:break-before="auto" style:column-width="0.625in"/>
    </style:style>
    <style:style style:name="3row-Sprint1" style:family="table-row">
      <style:table-row-properties style:row-height="0.5104166666666666in" fo:break-before="auto"/>
    </style:style>
    <style:style style:name="1,1cel-Sprint1" style:family="table-cell" style:parent-style-name="Default">
      <style:table-cell-properties fo:wrap-option="no-wrap" fo:border-bottom="none" fo:border-left="0.0008in solid #000000" fo:border-right="none" fo:border-top="0.0008in solid #000000" fo:background-color="#c0c0c0"/>
      <style:paragraph-properties fo:text-align="center"/>
      <style:text-properties fo:color="#000000" fo:font-weight="400"/>
    </style:style>
    <style:style style:name="1,7cel-Sprint1" style:family="table-cell" style:parent-style-name="Default">
      <style:table-cell-properties fo:wrap-option="no-wrap" fo:border-bottom="none" fo:border-left="none" fo:border-right="none" fo:border-top="0.0008in solid #000000" fo:background-color="#c0c0c0"/>
      <style:text-properties fo:color="#000000" fo:font-weight="400"/>
    </style:style>
    <style:style style:name="1,15cel-Sprint1" style:family="table-cell" style:parent-style-name="Default">
      <style:table-cell-properties fo:wrap-option="no-wrap" fo:border-bottom="none" fo:border-left="none" fo:border-right="0.0008in solid #000000" fo:border-top="0.0008in solid #000000" fo:background-color="#c0c0c0"/>
      <style:text-properties fo:color="#000000" fo:font-weight="400"/>
    </style:style>
    <style:style style:name="2,7cel-Sprint1" style:family="table-cell" style:parent-style-name="Default">
      <style:table-cell-properties fo:wrap-option="no-wrap" fo:background-color="#c0c0c0"/>
      <style:text-properties fo:color="#000000" fo:font-weight="400"/>
    </style:style>
    <style:style style:name="3,1cel-Sprint1" style:family="table-cell" style:parent-style-name="Default">
      <style:table-cell-properties fo:border-bottom="0.0008in solid #000000" fo:border-left="0.0008in solid #000000" fo:border-right="none" fo:border-top="none" fo:background-color="#c0c0c0"/>
      <style:paragraph-properties fo:text-align="center"/>
      <style:text-properties fo:color="#000000" fo:font-weight="400"/>
    </style:style>
    <style:style style:name="3,2cel-Sprint1" style:family="table-cell" style:parent-style-name="Default">
      <style:table-cell-properties fo:border-bottom="0.0008in solid #000000" fo:border-left="none" fo:border-right="none" fo:border-top="none" fo:background-color="#c0c0c0"/>
      <style:paragraph-properties fo:text-align="center"/>
      <style:text-properties fo:color="#000000" fo:font-weight="400"/>
    </style:style>
    <style:style style:name="3,7cel-Sprint1" style:family="table-cell" style:parent-style-name="Default">
      <style:table-cell-properties fo:border-bottom="0.0008in solid #000000" fo:border-left="none" fo:border-right="none" fo:border-top="none" fo:background-color="#c0c0c0"/>
      <style:text-properties fo:color="#000000" fo:font-weight="400"/>
    </style:style>
    <style:style style:name="3,15cel-Sprint1" style:family="table-cell" style:parent-style-name="Default">
      <style:table-cell-properties fo:border-bottom="0.0008in solid #000000" fo:border-left="none" fo:border-right="0.0008in solid #000000" fo:border-top="none" fo:background-color="#c0c0c0"/>
      <style:text-properties fo:color="#000000" fo:font-weight="400"/>
    </style:style>
    <style:style style:name="3,16cel-Sprint1" style:family="table-cell" style:parent-style-name="Default">
      <style:table-cell-properties fo:border-bottom="none" fo:border-left="0.0008in solid #000000" fo:border-right="none" fo:border-top="none"/>
      <style:text-properties fo:color="#000000" fo:font-weight="400"/>
    </style:style>
    <number:number-style style:name="N5,1cel-Sprint1" style:volatile="true">
      <number:number number:min-integer-digits="1" number:decimal-places="0"/>
    </number:number-style>
    <style:style style:name="5,1cel-Sprint1" style:family="table-cell" style:parent-style-name="Default" style:data-style-name="N5,1cel-Sprint1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number:number-style style:name="N6,1cel-Sprint1" style:volatile="true">
      <number:number number:min-integer-digits="1" number:decimal-places="0"/>
    </number:number-style>
    <style:style style:name="6,1cel-Sprint1" style:family="table-cell" style:parent-style-name="Default" style:data-style-name="N6,1cel-Sprint1">
      <style:table-cell-properties fo:wrap-option="no-wrap" fo:border-bottom="0.0008in solid #000000" fo:border-left="0.0008in solid #000000" fo:border-right="0.0008in solid #000000" fo:border-top="0.0008in solid #000000"/>
      <style:paragraph-properties fo:text-align="center"/>
      <style:text-properties fo:color="#000000" fo:font-weight="400"/>
    </style:style>
    <style:style style:name="135,8cel-Sprint1" style:family="table-cell" style:parent-style-name="Default">
      <style:table-cell-properties fo:border-bottom="none" fo:border-left="none" fo:border-right="none" fo:border-top="0.0008in solid #000000"/>
    </style:style>
    <style:style style:name="_col-Sprint2" style:family="table-column">
      <style:table-column-properties fo:break-before="auto" style:column-width="0.6666666666666666in"/>
    </style:style>
    <style:style style:name="_row-Sprint2" style:family="table-row">
      <style:table-row-properties style:row-height="0.17708333333333331in" fo:break-before="auto"/>
    </style:style>
    <style:style style:name="_col-Sprint3" style:family="table-column">
      <style:table-column-properties fo:break-before="auto" style:column-width="0.6666666666666666in"/>
    </style:style>
    <style:style style:name="_row-Sprint3" style:family="table-row">
      <style:table-row-properties style:row-height="0.17708333333333331in" fo:break-before="auto"/>
    </style:style>
    <style:style style:name="_col-Sprint4" style:family="table-column">
      <style:table-column-properties fo:break-before="auto" style:column-width="0.6666666666666666in"/>
    </style:style>
    <style:style style:name="_row-Sprint4" style:family="table-row">
      <style:table-row-properties style:row-height="0.17708333333333331in" fo:break-before="auto"/>
    </style:style>
    <style:style style:name="_col-Sprint5" style:family="table-column">
      <style:table-column-properties fo:break-before="auto" style:column-width="0.6666666666666666in"/>
    </style:style>
    <style:style style:name="_row-Sprint5" style:family="table-row">
      <style:table-row-properties style:row-height="0.17708333333333331in" fo:break-before="auto"/>
    </style:style>
    <style:style style:name="_col-Sprint6" style:family="table-column">
      <style:table-column-properties fo:break-before="auto" style:column-width="0.6666666666666666in"/>
    </style:style>
    <style:style style:name="_row-Sprint6" style:family="table-row">
      <style:table-row-properties style:row-height="0.17708333333333331in" fo:break-before="auto"/>
    </style:style>
    <style:style style:name="_col-Sprint7" style:family="table-column">
      <style:table-column-properties fo:break-before="auto" style:column-width="0.6666666666666666in"/>
    </style:style>
    <style:style style:name="_row-Sprint7" style:family="table-row">
      <style:table-row-properties style:row-height="0.17708333333333331in" fo:break-before="auto"/>
    </style:style>
    <style:style style:name="_col-Sprint8" style:family="table-column">
      <style:table-column-properties fo:break-before="auto" style:column-width="0.6666666666666666in"/>
    </style:style>
    <style:style style:name="_row-Sprint8" style:family="table-row">
      <style:table-row-properties style:row-height="0.17708333333333331in" fo:break-before="auto"/>
    </style:style>
  </office:automatic-styles>
  <office:body>
    <office:spreadsheet>
      <table:table table:name="PBL">
        <table:table-column table:style-name="1col-PBL" table:default-cell-style-name="Default"/>
        <table:table-column table:style-name="2col-PBL" table:default-cell-style-name="Default"/>
        <table:table-column table:style-name="3col-PBL" table:default-cell-style-name="Default"/>
        <table:table-column table:style-name="4col-PBL" table:default-cell-style-name="Default"/>
        <table:table-column table:style-name="5col-PBL" table:default-cell-style-name="Default"/>
        <table:table-column table:style-name="6col-PBL" table:default-cell-style-name="Default"/>
        <table:table-column table:style-name="7col-PBL" table:number-columns-repeated="2" table:default-cell-style-name="Default"/>
        <table:table-column table:style-name="5col-PBL" table:default-cell-style-name="Default"/>
        <table:table-column table:style-name="2col-PBL" table:default-cell-style-name="Default"/>
        <table:table-column table:style-name="_col-PBL" table:default-cell-style-name="Default"/>
        <table:table-row table:style-name="_row-PBL">
          <table:table-cell table:style-name="1,1cel-PBL"/>
          <table:table-cell table:style-name="1,2cel-PBL" office:value-type="string">
            <text:p>&lt;INSERT YOUR PROJECT'S NAME&gt;</text:p>
          </table:table-cell>
          <table:table-cell table:style-name="1,1cel-PBL"/>
          <table:table-cell table:style-name="1,1cel-PBL"/>
          <table:table-cell table:style-name="1,1cel-PBL"/>
          <table:table-cell table:style-name="1,1cel-PBL"/>
          <table:table-cell table:style-name="1,1cel-PBL"/>
          <table:table-cell table:style-name="1,1cel-PBL"/>
          <table:table-cell table:style-name="1,1cel-PBL"/>
          <table:table-cell table:style-name="1,1cel-PBL"/>
          <table:table-cell table:style-name="1,1cel-PBL"/>
        </table:table-row>
        <table:table-row table:style-name="_row-PBL">
          <table:table-cell table:style-name="2,1cel-PBL"/>
          <table:table-cell table:style-name="2,2cel-PBL"/>
          <table:table-cell table:style-name="2,2cel-PBL"/>
          <table:table-cell table:style-name="2,2cel-PBL"/>
          <table:table-cell table:style-name="2,2cel-PBL"/>
          <table:table-cell table:style-name="2,2cel-PBL"/>
          <table:table-cell table:style-name="2,2cel-PBL"/>
          <table:table-cell table:style-name="2,2cel-PBL"/>
          <table:table-cell table:style-name="2,2cel-PBL"/>
          <table:table-cell table:style-name="2,2cel-PBL"/>
          <table:table-cell/>
        </table:table-row>
        <table:table-row table:style-name="_row-PBL">
          <table:table-cell table:style-name="3,1cel-PBL"/>
          <table:table-cell table:style-name="3,2cel-PBL"/>
          <table:table-cell table:style-name="3,2cel-PBL"/>
          <table:table-cell table:style-name="3,2cel-PBL"/>
          <table:table-cell table:style-name="3,2cel-PBL"/>
          <table:table-cell table:style-name="3,2cel-PBL"/>
          <table:table-cell table:style-name="3,2cel-PBL"/>
          <table:table-cell table:style-name="3,2cel-PBL" office:value-type="string">
            <text:p>Optional</text:p>
          </table:table-cell>
          <table:table-cell table:style-name="3,2cel-PBL"/>
          <table:table-cell table:style-name="3,10cel-PBL" office:value-type="string">
            <text:p>Optional</text:p>
          </table:table-cell>
          <table:table-cell table:style-name="3,11cel-PBL"/>
        </table:table-row>
        <table:table-row table:style-name="_row-PBL">
          <table:table-cell table:style-name="4,1cel-PBL"/>
          <table:table-cell table:style-name="4,2cel-PBL" office:value-type="string">
            <text:p>User story</text:p>
          </table:table-cell>
          <table:table-cell table:style-name="4,2cel-PBL"/>
          <table:table-cell table:style-name="4,2cel-PBL" office:value-type="string">
            <text:p>Size (ideal hours)</text:p>
          </table:table-cell>
          <table:table-cell table:style-name="4,2cel-PBL" office:value-type="string">
            <text:p>Size (hours)</text:p>
          </table:table-cell>
          <table:table-cell table:style-name="4,2cel-PBL"/>
          <table:table-cell table:style-name="4,2cel-PBL"/>
          <table:table-cell table:style-name="4,2cel-PBL" office:value-type="string">
            <text:p>Size (actual)</text:p>
          </table:table-cell>
          <table:table-cell table:style-name="4,2cel-PBL"/>
          <table:table-cell table:style-name="4,10cel-PBL"/>
          <table:table-cell table:style-name="3,11cel-PBL"/>
        </table:table-row>
        <table:table-row table:style-name="_row-PBL">
          <table:table-cell table:style-name="5,1cel-PBL" office:value-type="string">
            <text:p>id</text:p>
          </table:table-cell>
          <table:table-cell table:style-name="5,2cel-PBL" office:value-type="string">
            <text:p>Title</text:p>
          </table:table-cell>
          <table:table-cell table:style-name="5,2cel-PBL" office:value-type="string">
            <text:p>Description</text:p>
          </table:table-cell>
          <table:table-cell table:style-name="5,2cel-PBL" office:value-type="string">
            <text:p>Estimate</text:p>
          </table:table-cell>
          <table:table-cell table:style-name="5,2cel-PBL" office:value-type="string">
            <text:p>Actual</text:p>
          </table:table-cell>
          <table:table-cell table:style-name="5,2cel-PBL" office:value-type="string">
            <text:p>Priority (1-3)</text:p>
          </table:table-cell>
          <table:table-cell table:style-name="5,2cel-PBL" office:value-type="string">
            <text:p>Sprint id</text:p>
          </table:table-cell>
          <table:table-cell table:style-name="5,2cel-PBL" office:value-type="string">
            <text:p>LOC</text:p>
          </table:table-cell>
          <table:table-cell table:style-name="5,2cel-PBL" office:value-type="string">
            <text:p>Acceptance test</text:p>
          </table:table-cell>
          <table:table-cell table:style-name="5,10cel-PBL" office:value-type="string">
            <text:p>Notes</text:p>
          </table:table-cell>
          <table:table-cell table:style-name="3,11cel-PBL"/>
        </table:table-row>
        <table:table-row table:style-name="6row-PBL">
          <table:table-cell table:style-name="6,1cel-PBL" office:value-type="string">
            <text:p>Unique id for each user story</text:p>
          </table:table-cell>
          <table:table-cell table:style-name="6,2cel-PBL" office:value-type="string">
            <text:p>A short &amp; descriptive title for each user story</text:p>
          </table:table-cell>
          <table:table-cell table:style-name="6,2cel-PBL" office:value-type="string">
            <text:p>A description of the intent of the user story</text:p>
          </table:table-cell>
          <table:table-cell table:style-name="6,2cel-PBL" office:value-type="string">
            <text:p>You guesstimate of the work effort in ideal hours (4-10)</text:p>
          </table:table-cell>
          <table:table-cell table:style-name="6,2cel-PBL" office:value-type="string">
            <text:p>You actual (completed when user story finished)</text:p>
          </table:table-cell>
          <table:table-cell table:style-name="6,2cel-PBL" office:value-type="string">
            <text:p>1 = must have, 2 = ought to have, 3= nice to have</text:p>
          </table:table-cell>
          <table:table-cell table:style-name="6,2cel-PBL" office:value-type="string">
            <text:p>In which sprint the development takes/took place</text:p>
          </table:table-cell>
          <table:table-cell table:style-name="6,2cel-PBL" office:value-type="string">
            <text:p>Recorded after completion of each user story</text:p>
          </table:table-cell>
          <table:table-cell table:style-name="6,2cel-PBL" office:value-type="string">
            <text:p>A reference to the acceptance test (or if short enough, can be here)</text:p>
          </table:table-cell>
          <table:table-cell table:style-name="6,2cel-PBL" office:value-type="string">
            <text:p>Further notes about the user story</text:p>
          </table:table-cell>
          <table:table-cell table:style-name="6,11cel-PBL"/>
        </table:table-row>
        <table:table-row table:style-name="_row-PBL">
          <table:table-cell table:style-name="7,1cel-PBL" office:value-type="float" office:value="1">
            <text:p>1</text:p>
          </table:table-cell>
          <table:table-cell table:style-name="7,2cel-PBL" office:value-type="string">
            <text:p>Pomodoro Length</text:p>
          </table:table-cell>
          <table:table-cell table:style-name="7,3cel-PBL" office:value-type="string">
            <text:p>By changing a value, user decides how long a pomodoro should last</text:p>
          </table:table-cell>
          <table:table-cell table:style-name="7,4cel-PBL" office:value-type="float" office:value="4">
            <text:p>4</text:p>
          </table:table-cell>
          <table:table-cell table:style-name="7,3cel-PBL"/>
          <table:table-cell table:style-name="7,6cel-PBL" office:value-type="float" office:value="2">
            <text:p>2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8,1cel-PBL" office:value-type="float" office:value="2">
            <text:p>2</text:p>
          </table:table-cell>
          <table:table-cell table:style-name="7,3cel-PBL" office:value-type="string">
            <text:p>Inspect AIS</text:p>
          </table:table-cell>
          <table:table-cell table:style-name="7,3cel-PBL" office:value-type="string">
            <text:p>User can see the list of the activities he shuold do</text:p>
          </table:table-cell>
          <table:table-cell table:style-name="8,4cel-PBL" office:value-type="float" office:value="8">
            <text:p>8</text:p>
          </table:table-cell>
          <table:table-cell table:style-name="7,3cel-PBL"/>
          <table:table-cell table:style-name="8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 office:value-type="string">
            <text:p>Decision of the data structure that holds the activities and how to manage their persistence</text:p>
          </table:table-cell>
          <table:table-cell table:style-name="7,11cel-PBL"/>
        </table:table-row>
        <table:table-row table:style-name="_row-PBL">
          <table:table-cell table:style-name="9,1cel-PBL" office:value-type="float" office:value="3">
            <text:p>3</text:p>
          </table:table-cell>
          <table:table-cell table:style-name="7,3cel-PBL" office:value-type="string">
            <text:p>Insert Activity</text:p>
          </table:table-cell>
          <table:table-cell table:style-name="7,3cel-PBL" office:value-type="string">
            <text:p>A user can insert an activity in the "Activity Inventory Sheet", as the activity comes up</text:p>
          </table:table-cell>
          <table:table-cell table:style-name="9,4cel-PBL" office:value-type="float" office:value="10">
            <text:p>10</text:p>
          </table:table-cell>
          <table:table-cell table:style-name="7,3cel-PBL"/>
          <table:table-cell table:style-name="9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 office:value-type="string">
            <text:p>Highly depends on 2</text:p>
          </table:table-cell>
          <table:table-cell table:style-name="7,11cel-PBL"/>
        </table:table-row>
        <table:table-row table:style-name="_row-PBL">
          <table:table-cell table:style-name="10,1cel-PBL" office:value-type="float" office:value="4">
            <text:p>4</text:p>
          </table:table-cell>
          <table:table-cell table:style-name="7,3cel-PBL" office:value-type="string">
            <text:p>Modify Activity</text:p>
          </table:table-cell>
          <table:table-cell table:style-name="7,3cel-PBL" office:value-type="string">
            <text:p>A user can edit an activity from the "Activity Inventory Sheet"</text:p>
          </table:table-cell>
          <table:table-cell table:style-name="10,4cel-PBL" office:value-type="float" office:value="10">
            <text:p>10</text:p>
          </table:table-cell>
          <table:table-cell table:style-name="7,3cel-PBL"/>
          <table:table-cell table:style-name="10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 office:value-type="string">
            <text:p>Highly depends on 2</text:p>
          </table:table-cell>
          <table:table-cell table:style-name="7,11cel-PBL"/>
        </table:table-row>
        <table:table-row table:style-name="_row-PBL">
          <table:table-cell table:style-name="11,1cel-PBL" office:value-type="float" office:value="5">
            <text:p>5</text:p>
          </table:table-cell>
          <table:table-cell table:style-name="7,3cel-PBL" office:value-type="string">
            <text:p>Delete Activity</text:p>
          </table:table-cell>
          <table:table-cell table:style-name="7,3cel-PBL" office:value-type="string">
            <text:p>A user can delete an activity in the "Activity Inventory Sheet"</text:p>
          </table:table-cell>
          <table:table-cell table:style-name="11,4cel-PBL" office:value-type="float" office:value="5">
            <text:p>5</text:p>
          </table:table-cell>
          <table:table-cell table:style-name="7,3cel-PBL"/>
          <table:table-cell table:style-name="11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 office:value-type="string">
            <text:p>Highly depends on 2</text:p>
          </table:table-cell>
          <table:table-cell table:style-name="7,11cel-PBL"/>
        </table:table-row>
        <table:table-row table:style-name="_row-PBL">
          <table:table-cell table:style-name="12,1cel-PBL" office:value-type="float" office:value="6">
            <text:p>6</text:p>
          </table:table-cell>
          <table:table-cell table:style-name="7,3cel-PBL" office:value-type="string">
            <text:p>Inspect TDTS</text:p>
          </table:table-cell>
          <table:table-cell table:style-name="7,3cel-PBL" office:value-type="string">
            <text:p>User can inspect the list of the activities he shuold perform today</text:p>
          </table:table-cell>
          <table:table-cell table:style-name="12,4cel-PBL" office:value-type="float" office:value="8">
            <text:p>8</text:p>
          </table:table-cell>
          <table:table-cell table:style-name="7,3cel-PBL"/>
          <table:table-cell table:style-name="12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13,1cel-PBL" office:value-type="float" office:value="7">
            <text:p>7</text:p>
          </table:table-cell>
          <table:table-cell table:style-name="7,3cel-PBL" office:value-type="string">
            <text:p>Fill TDTS</text:p>
          </table:table-cell>
          <table:table-cell table:style-name="7,3cel-PBL" office:value-type="string">
            <text:p>The user can move an activity from the "Activity Inventory Sheet" to the "To Do Today Sheet"</text:p>
          </table:table-cell>
          <table:table-cell table:style-name="13,4cel-PBL" office:value-type="float" office:value="6">
            <text:p>6</text:p>
          </table:table-cell>
          <table:table-cell table:style-name="7,3cel-PBL"/>
          <table:table-cell table:style-name="13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14,1cel-PBL" office:value-type="float" office:value="8">
            <text:p>8</text:p>
          </table:table-cell>
          <table:table-cell table:style-name="7,3cel-PBL" office:value-type="string">
            <text:p>Order TDTS</text:p>
          </table:table-cell>
          <table:table-cell table:style-name="7,3cel-PBL" office:value-type="string">
            <text:p>User can prioritize the activities of the "To Do Today Sheet", as they must be done sequentially</text:p>
          </table:table-cell>
          <table:table-cell table:style-name="14,4cel-PBL" office:value-type="float" office:value="6">
            <text:p>6</text:p>
          </table:table-cell>
          <table:table-cell table:style-name="7,3cel-PBL"/>
          <table:table-cell table:style-name="14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15,1cel-PBL" office:value-type="float" office:value="9">
            <text:p>9</text:p>
          </table:table-cell>
          <table:table-cell table:style-name="7,3cel-PBL" office:value-type="string">
            <text:p>Start a Pomodoro</text:p>
          </table:table-cell>
          <table:table-cell table:style-name="7,3cel-PBL" office:value-type="string">
            <text:p>User begins/continues the first available activity of the "To Do Today Sheet". The timer starts and shows up</text:p>
          </table:table-cell>
          <table:table-cell table:style-name="15,4cel-PBL" office:value-type="float" office:value="5">
            <text:p>5</text:p>
          </table:table-cell>
          <table:table-cell table:style-name="7,3cel-PBL"/>
          <table:table-cell table:style-name="15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16,1cel-PBL" office:value-type="float" office:value="10">
            <text:p>10</text:p>
          </table:table-cell>
          <table:table-cell table:style-name="7,3cel-PBL" office:value-type="string">
            <text:p>Break a Pomodoro</text:p>
          </table:table-cell>
          <table:table-cell table:style-name="7,3cel-PBL" office:value-type="string">
            <text:p>User decides to interrupt the current Pomodoro</text:p>
          </table:table-cell>
          <table:table-cell table:style-name="16,4cel-PBL" office:value-type="float" office:value="4">
            <text:p>4</text:p>
          </table:table-cell>
          <table:table-cell table:style-name="7,3cel-PBL"/>
          <table:table-cell table:style-name="16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17,1cel-PBL" office:value-type="float" office:value="11">
            <text:p>11</text:p>
          </table:table-cell>
          <table:table-cell table:style-name="7,3cel-PBL" office:value-type="string">
            <text:p>Finish a Pomodoro</text:p>
          </table:table-cell>
          <table:table-cell table:style-name="7,3cel-PBL" office:value-type="string">
            <text:p>The pomodoro finishes, user is alerted to make a short break</text:p>
          </table:table-cell>
          <table:table-cell table:style-name="17,4cel-PBL" office:value-type="float" office:value="8">
            <text:p>8</text:p>
          </table:table-cell>
          <table:table-cell table:style-name="7,3cel-PBL"/>
          <table:table-cell table:style-name="17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18,1cel-PBL" office:value-type="float" office:value="12">
            <text:p>12</text:p>
          </table:table-cell>
          <table:table-cell table:style-name="7,3cel-PBL" office:value-type="string">
            <text:p>Finish an Activity</text:p>
          </table:table-cell>
          <table:table-cell table:style-name="7,3cel-PBL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18,4cel-PBL" office:value-type="float" office:value="10">
            <text:p>10</text:p>
          </table:table-cell>
          <table:table-cell table:style-name="7,3cel-PBL"/>
          <table:table-cell table:style-name="18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 office:value-type="string">
            <text:p>Could be complex</text:p>
          </table:table-cell>
          <table:table-cell table:style-name="7,11cel-PBL"/>
        </table:table-row>
        <table:table-row table:style-name="_row-PBL">
          <table:table-cell table:style-name="19,1cel-PBL" office:value-type="float" office:value="13">
            <text:p>13</text:p>
          </table:table-cell>
          <table:table-cell table:style-name="7,3cel-PBL" office:value-type="string">
            <text:p>Postpone an Activity</text:p>
          </table:table-cell>
          <table:table-cell table:style-name="7,3cel-PBL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19,4cel-PBL" office:value-type="float" office:value="6">
            <text:p>6</text:p>
          </table:table-cell>
          <table:table-cell table:style-name="7,3cel-PBL"/>
          <table:table-cell table:style-name="19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20,1cel-PBL" office:value-type="float" office:value="14">
            <text:p>14</text:p>
          </table:table-cell>
          <table:table-cell table:style-name="7,3cel-PBL" office:value-type="string">
            <text:p>Long Break</text:p>
          </table:table-cell>
          <table:table-cell table:style-name="7,3cel-PBL" office:value-type="string">
            <text:p>After 4 completed pomodoro, user is alerted to make a long break</text:p>
          </table:table-cell>
          <table:table-cell table:style-name="20,4cel-PBL" office:value-type="float" office:value="4">
            <text:p>4</text:p>
          </table:table-cell>
          <table:table-cell table:style-name="7,3cel-PBL"/>
          <table:table-cell table:style-name="20,6cel-PBL" office:value-type="float" office:value="1">
            <text:p>1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21,1cel-PBL" office:value-type="float" office:value="15">
            <text:p>15</text:p>
          </table:table-cell>
          <table:table-cell table:style-name="7,3cel-PBL" office:value-type="string">
            <text:p>No. Int Interruptions</text:p>
          </table:table-cell>
          <table:table-cell table:style-name="7,3cel-PBL" office:value-type="string">
            <text:p>User sees how many internal interruptions he faced during a pomodoro</text:p>
          </table:table-cell>
          <table:table-cell table:style-name="21,4cel-PBL" office:value-type="float" office:value="3">
            <text:p>3</text:p>
          </table:table-cell>
          <table:table-cell table:style-name="7,3cel-PBL"/>
          <table:table-cell table:style-name="21,6cel-PBL" office:value-type="float" office:value="2">
            <text:p>2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22,1cel-PBL" office:value-type="float" office:value="16">
            <text:p>16</text:p>
          </table:table-cell>
          <table:table-cell table:style-name="7,3cel-PBL" office:value-type="string">
            <text:p>Register Int Interruptions</text:p>
          </table:table-cell>
          <table:table-cell table:style-name="7,3cel-PBL" office:value-type="string">
            <text:p>User can quickly write the interruption in the Activity Inventory Sheet, to turn it in a activity</text:p>
          </table:table-cell>
          <table:table-cell table:style-name="22,4cel-PBL" office:value-type="float" office:value="10">
            <text:p>10</text:p>
          </table:table-cell>
          <table:table-cell table:style-name="7,3cel-PBL"/>
          <table:table-cell table:style-name="22,6cel-PBL" office:value-type="float" office:value="2">
            <text:p>2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23,1cel-PBL" office:value-type="float" office:value="17">
            <text:p>17</text:p>
          </table:table-cell>
          <table:table-cell table:style-name="7,3cel-PBL" office:value-type="string">
            <text:p>No. Ext Interruptions</text:p>
          </table:table-cell>
          <table:table-cell table:style-name="7,3cel-PBL" office:value-type="string">
            <text:p>User sees how many internal interruptions he faced during a pomodoro</text:p>
          </table:table-cell>
          <table:table-cell table:style-name="23,4cel-PBL" office:value-type="float" office:value="1">
            <text:p>1</text:p>
          </table:table-cell>
          <table:table-cell table:style-name="7,3cel-PBL"/>
          <table:table-cell table:style-name="23,6cel-PBL" office:value-type="float" office:value="2">
            <text:p>2</text:p>
          </table:table-cell>
          <table:table-cell table:style-name="7,3cel-PBL"/>
          <table:table-cell table:style-name="7,3cel-PBL"/>
          <table:table-cell table:style-name="7,3cel-PBL"/>
          <table:table-cell table:style-name="7,3cel-PBL" office:value-type="string">
            <text:p>Depends on 15</text:p>
          </table:table-cell>
          <table:table-cell table:style-name="7,11cel-PBL"/>
        </table:table-row>
        <table:table-row table:style-name="_row-PBL">
          <table:table-cell table:style-name="24,1cel-PBL" office:value-type="float" office:value="18">
            <text:p>18</text:p>
          </table:table-cell>
          <table:table-cell table:style-name="7,3cel-PBL" office:value-type="string">
            <text:p>Register Ext Interruption</text:p>
          </table:table-cell>
          <table:table-cell table:style-name="7,3cel-PBL" office:value-type="string">
            <text:p>User can quickly write the external interruption in the Activity Inventory Sheet, to turn it in a activity</text:p>
          </table:table-cell>
          <table:table-cell table:style-name="24,4cel-PBL" office:value-type="float" office:value="2">
            <text:p>2</text:p>
          </table:table-cell>
          <table:table-cell table:style-name="7,3cel-PBL"/>
          <table:table-cell table:style-name="24,6cel-PBL" office:value-type="float" office:value="2">
            <text:p>2</text:p>
          </table:table-cell>
          <table:table-cell table:style-name="7,3cel-PBL"/>
          <table:table-cell table:style-name="7,3cel-PBL"/>
          <table:table-cell table:style-name="7,3cel-PBL"/>
          <table:table-cell table:style-name="7,3cel-PBL" office:value-type="string">
            <text:p>Depends on 16</text:p>
          </table:table-cell>
          <table:table-cell table:style-name="7,11cel-PBL"/>
        </table:table-row>
        <table:table-row table:style-name="_row-PBL">
          <table:table-cell table:style-name="25,1cel-PBL" office:value-type="float" office:value="19">
            <text:p>19</text:p>
          </table:table-cell>
          <table:table-cell table:style-name="7,3cel-PBL" office:value-type="string">
            <text:p>Pomodoro Ring</text:p>
          </table:table-cell>
          <table:table-cell table:style-name="7,3cel-PBL" office:value-type="string">
            <text:p>When a pomodoro finishes, a sound is played</text:p>
          </table:table-cell>
          <table:table-cell table:style-name="25,4cel-PBL" office:value-type="float" office:value="5">
            <text:p>5</text:p>
          </table:table-cell>
          <table:table-cell table:style-name="7,3cel-PBL"/>
          <table:table-cell table:style-name="25,6cel-PBL" office:value-type="float" office:value="3">
            <text:p>3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26,1cel-PBL" office:value-type="float" office:value="20">
            <text:p>20</text:p>
          </table:table-cell>
          <table:table-cell table:style-name="7,3cel-PBL" office:value-type="string">
            <text:p>Pomodoro Ring Set</text:p>
          </table:table-cell>
          <table:table-cell table:style-name="7,3cel-PBL" office:value-type="string">
            <text:p>User can decide the sound to be heard when a pomodoro finishes</text:p>
          </table:table-cell>
          <table:table-cell table:style-name="26,4cel-PBL" office:value-type="float" office:value="8">
            <text:p>8</text:p>
          </table:table-cell>
          <table:table-cell table:style-name="7,3cel-PBL"/>
          <table:table-cell table:style-name="26,6cel-PBL" office:value-type="float" office:value="3">
            <text:p>3</text:p>
          </table:table-cell>
          <table:table-cell table:style-name="7,3cel-PBL"/>
          <table:table-cell table:style-name="7,3cel-PBL"/>
          <table:table-cell table:style-name="7,3cel-PBL"/>
          <table:table-cell table:style-name="7,3cel-PBL"/>
          <table:table-cell table:style-name="7,11cel-PBL"/>
        </table:table-row>
        <table:table-row table:style-name="_row-PBL">
          <table:table-cell table:style-name="27,1cel-PBL" office:value-type="float" office:value="21">
            <text:p>21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28,1cel-PBL" office:value-type="float" office:value="22">
            <text:p>22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29,1cel-PBL" office:value-type="float" office:value="23">
            <text:p>23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30,1cel-PBL" office:value-type="float" office:value="24">
            <text:p>24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31,1cel-PBL" office:value-type="float" office:value="25">
            <text:p>25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32,1cel-PBL" office:value-type="float" office:value="26">
            <text:p>26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33,1cel-PBL" office:value-type="float" office:value="27">
            <text:p>27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34,1cel-PBL" office:value-type="float" office:value="28">
            <text:p>28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35,1cel-PBL" office:value-type="float" office:value="29">
            <text:p>29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36,1cel-PBL" office:value-type="float" office:value="30">
            <text:p>30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37,1cel-PBL" office:value-type="float" office:value="31">
            <text:p>31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38,1cel-PBL" office:value-type="float" office:value="32">
            <text:p>32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39,1cel-PBL" office:value-type="float" office:value="33">
            <text:p>33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40,1cel-PBL" office:value-type="float" office:value="34">
            <text:p>34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41,1cel-PBL" office:value-type="float" office:value="35">
            <text:p>35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42,1cel-PBL" office:value-type="float" office:value="36">
            <text:p>36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43,1cel-PBL" office:value-type="float" office:value="37">
            <text:p>37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44,1cel-PBL" office:value-type="float" office:value="38">
            <text:p>38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45,1cel-PBL" office:value-type="float" office:value="39">
            <text:p>39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46,1cel-PBL" office:value-type="float" office:value="40">
            <text:p>40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47,1cel-PBL" office:value-type="float" office:value="41">
            <text:p>41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48,1cel-PBL" office:value-type="float" office:value="42">
            <text:p>42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49,1cel-PBL" office:value-type="float" office:value="43">
            <text:p>43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0,1cel-PBL" office:value-type="float" office:value="44">
            <text:p>44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1,1cel-PBL" office:value-type="float" office:value="45">
            <text:p>45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2,1cel-PBL" office:value-type="float" office:value="46">
            <text:p>46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3,1cel-PBL" office:value-type="float" office:value="47">
            <text:p>47</text:p>
          </table:table-cell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PBL">
          <table:table-cell table:style-name="74,1cel-PBL"/>
          <table:table-cell table:style-name="74,2cel-PBL"/>
          <table:table-cell table:style-name="74,2cel-PBL"/>
          <table:table-cell table:style-name="74,2cel-PBL"/>
          <table:table-cell table:style-name="74,2cel-PBL"/>
          <table:table-cell table:style-name="74,2cel-PBL"/>
          <table:table-cell table:style-name="74,2cel-PBL"/>
          <table:table-cell table:style-name="74,2cel-PBL"/>
          <table:table-cell table:style-name="74,2cel-PBL"/>
          <table:table-cell table:style-name="74,2cel-PBL"/>
          <table:table-cell/>
        </table:table-row>
      </table:table>
      <table:table table:name="Sprint1">
        <table:table-column table:style-name="1col-PBL" table:number-columns-repeated="2" table:default-cell-style-name="Default"/>
        <table:table-column table:style-name="3col-Sprint1" table:default-cell-style-name="Default"/>
        <table:table-column table:style-name="4col-Sprint1" table:default-cell-style-name="Default"/>
        <table:table-column table:style-name="1col-PBL" table:default-cell-style-name="Default"/>
        <table:table-column table:style-name="4col-PBL" table:default-cell-style-name="Default"/>
        <table:table-column table:style-name="3col-Sprint1" table:default-cell-style-name="Default"/>
        <table:table-column table:style-name="8col-Sprint1" table:number-columns-repeated="8" table:default-cell-style-name="Default"/>
        <table:table-column table:style-name="_col-Sprint1" table:default-cell-style-name="Default"/>
        <table:table-row table:style-name="_row-Sprint1">
          <table:table-cell table:style-name="1,1cel-Sprint1"/>
          <table:table-cell table:style-name="3,2cel-PBL"/>
          <table:table-cell table:style-name="3,2cel-PBL"/>
          <table:table-cell table:style-name="3,2cel-PBL"/>
          <table:table-cell table:style-name="3,2cel-PBL"/>
          <table:table-cell table:style-name="3,2cel-PBL"/>
          <table:table-cell table:style-name="1,7cel-Sprint1"/>
          <table:table-cell table:style-name="1,7cel-Sprint1"/>
          <table:table-cell table:style-name="1,7cel-Sprint1"/>
          <table:table-cell table:style-name="1,7cel-Sprint1"/>
          <table:table-cell table:style-name="1,7cel-Sprint1"/>
          <table:table-cell table:style-name="1,7cel-Sprint1"/>
          <table:table-cell table:style-name="1,7cel-Sprint1"/>
          <table:table-cell table:style-name="1,7cel-Sprint1"/>
          <table:table-cell table:style-name="1,15cel-Sprint1"/>
          <table:table-cell table:style-name="3,11cel-PBL"/>
        </table:table-row>
        <table:table-row table:style-name="_row-Sprint1">
          <table:table-cell table:style-name="4,1cel-PBL"/>
          <table:table-cell table:style-name="4,2cel-PBL"/>
          <table:table-cell table:style-name="4,2cel-PBL"/>
          <table:table-cell table:style-name="4,2cel-PBL" office:value-type="string">
            <text:p>(ideal hours)</text:p>
          </table:table-cell>
          <table:table-cell table:style-name="4,2cel-PBL"/>
          <table:table-cell table:style-name="4,2cel-PBL" office:value-type="string">
            <text:p>optional</text:p>
          </table:table-cell>
          <table:table-cell table:style-name="2,7cel-Sprint1" office:value-type="string">
            <text:p>optional</text:p>
          </table:table-cell>
          <table:table-cell table:style-name="2,7cel-Sprint1"/>
          <table:table-cell table:style-name="2,7cel-Sprint1"/>
          <table:table-cell table:style-name="2,7cel-Sprint1"/>
          <table:table-cell table:style-name="2,7cel-Sprint1"/>
          <table:table-cell table:style-name="2,7cel-Sprint1"/>
          <table:table-cell table:style-name="2,7cel-Sprint1"/>
          <table:table-cell table:style-name="2,7cel-Sprint1"/>
          <table:table-cell table:style-name="4,10cel-PBL"/>
          <table:table-cell table:style-name="3,11cel-PBL"/>
        </table:table-row>
        <table:table-row table:style-name="3row-Sprint1">
          <table:table-cell table:style-name="3,1cel-Sprint1" office:value-type="string">
            <text:p>User story id</text:p>
          </table:table-cell>
          <table:table-cell table:style-name="3,2cel-Sprint1" office:value-type="string">
            <text:p>task id</text:p>
          </table:table-cell>
          <table:table-cell table:style-name="3,2cel-Sprint1" office:value-type="string">
            <text:p>task description</text:p>
          </table:table-cell>
          <table:table-cell table:style-name="3,2cel-Sprint1" office:value-type="string">
            <text:p>size estimate (0,5-2h)</text:p>
          </table:table-cell>
          <table:table-cell table:style-name="3,2cel-Sprint1" office:value-type="string">
            <text:p>size actual</text:p>
          </table:table-cell>
          <table:table-cell table:style-name="3,2cel-Sprint1" office:value-type="string">
            <text:p>location in code</text:p>
          </table:table-cell>
          <table:table-cell table:style-name="3,7cel-Sprint1" office:value-type="string">
            <text:p>notes</text:p>
          </table:table-cell>
          <table:table-cell table:style-name="3,7cel-Sprint1"/>
          <table:table-cell table:style-name="3,7cel-Sprint1"/>
          <table:table-cell table:style-name="3,7cel-Sprint1"/>
          <table:table-cell table:style-name="3,7cel-Sprint1"/>
          <table:table-cell table:style-name="3,7cel-Sprint1"/>
          <table:table-cell table:style-name="3,7cel-Sprint1"/>
          <table:table-cell table:style-name="3,7cel-Sprint1"/>
          <table:table-cell table:style-name="3,15cel-Sprint1"/>
          <table:table-cell table:style-name="3,16cel-Sprint1"/>
        </table:table-row>
        <table:table-row table:style-name="_row-Sprint1">
          <table:table-cell table:style-name="54,1cel-PBL" office:value-type="string">
            <text:p>e.g. 1</text:p>
          </table:table-cell>
          <table:table-cell table:style-name="54,1cel-PBL" office:value-type="string">
            <text:p>1.1.</text:p>
          </table:table-cell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,1cel-Sprint1" office:value-type="float" office:value="1">
            <text:p>1</text:p>
          </table:table-cell>
          <table:table-cell table:style-name="54,1cel-PBL" office:value-type="string">
            <text:p>1.2.</text:p>
          </table:table-cell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6,1cel-Sprint1" office:value-type="float" office:value="1">
            <text:p>1</text:p>
          </table:table-cell>
          <table:table-cell table:style-name="54,1cel-PBL" office:value-type="string">
            <text:p>1.3.</text:p>
          </table:table-cell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54,1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27,2cel-PBL"/>
          <table:table-cell table:style-name="3,11cel-PBL"/>
        </table:table-row>
        <table:table-row table:style-name="_row-Sprint1">
          <table:table-cell table:style-name="74,1cel-PBL"/>
          <table:table-cell table:style-name="74,1cel-PBL"/>
          <table:table-cell table:style-name="74,1cel-PBL"/>
          <table:table-cell table:style-name="74,1cel-PBL"/>
          <table:table-cell table:style-name="74,1cel-PBL"/>
          <table:table-cell table:style-name="74,1cel-PBL"/>
          <table:table-cell table:style-name="74,2cel-PBL"/>
          <table:table-cell table:style-name="135,8cel-Sprint1"/>
          <table:table-cell table:style-name="135,8cel-Sprint1"/>
          <table:table-cell table:style-name="135,8cel-Sprint1"/>
          <table:table-cell table:style-name="135,8cel-Sprint1"/>
          <table:table-cell table:style-name="135,8cel-Sprint1"/>
          <table:table-cell table:style-name="135,8cel-Sprint1"/>
          <table:table-cell table:style-name="135,8cel-Sprint1"/>
          <table:table-cell table:style-name="135,8cel-Sprint1"/>
          <table:table-cell/>
        </table:table-row>
      </table:table>
      <table:table table:name="Sprint2">
        <table:table-column table:style-name="_col-Sprint2" table:number-columns-repeated="20" table:default-cell-style-name="Default"/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print3">
        <table:table-column table:style-name="_col-Sprint3" table:number-columns-repeated="20" table:default-cell-style-name="Default"/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print4">
        <table:table-column table:style-name="_col-Sprint4" table:number-columns-repeated="20" table:default-cell-style-name="Default"/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print5">
        <table:table-column table:style-name="_col-Sprint5" table:number-columns-repeated="20" table:default-cell-style-name="Default"/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print6">
        <table:table-column table:style-name="_col-Sprint6" table:number-columns-repeated="20" table:default-cell-style-name="Default"/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print7">
        <table:table-column table:style-name="_col-Sprint7" table:number-columns-repeated="20" table:default-cell-style-name="Default"/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print8">
        <table:table-column table:style-name="_col-Sprint8" table:number-columns-repeated="20" table:default-cell-style-name="Default"/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print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